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5.81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105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77">
            <text:p>77</text:p>
          </table:table-cell>
          <table:table-cell table:style-name="ce25" office:value-type="string">
            <text:p>Xerox emitidos no mês</text:p>
          </table:table-cell>
          <table:table-cell table:style-name="ce31" table:formula="oooc:=[.C2]*0.3" office:value-type="float" office:value="23.1">
            <text:p>23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1">
            <text:p>3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2">
            <text:p>22</text:p>
          </table:table-cell>
          <table:table-cell table:style-name="ce25" office:value-type="string">
            <text:p>Xerox emitidos no mês</text:p>
          </table:table-cell>
          <table:table-cell table:style-name="ce31" table:formula="oooc:=[.C9]*0.3" office:value-type="float" office:value="6.6">
            <text:p>6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70">
            <text:p>170</text:p>
          </table:table-cell>
          <table:table-cell table:style-name="ce25" office:value-type="string">
            <text:p>Xerox emitidos no mês</text:p>
          </table:table-cell>
          <table:table-cell table:style-name="ce31" table:formula="oooc:=[.C28]*0.3" office:value-type="float" office:value="51">
            <text:p>5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8">
            <text:p>10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OVETAKE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58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VALTER-SCHANDERT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73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 (emissão de boleto)</text:p>
          </table:table-cell>
          <table:table-cell table:style-name="ce31" office:value-type="float" office:value="150">
            <text:p>15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89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47">
            <text:p>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9">
            <text:p>5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23">
            <text:p>23</text:p>
          </table:table-cell>
          <table:table-cell table:style-name="ce25" office:value-type="string">
            <text:p>Xerox emitidos no mês</text:p>
          </table:table-cell>
          <table:table-cell table:style-name="ce31" table:formula="oooc:=[.C99]*0.3" office:value-type="float" office:value="6.9">
            <text:p>6,9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1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8">
            <text:p>1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5]*0.3" office:value-type="float" office:value="5.4">
            <text:p>5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6">
            <text:p>10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2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5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9">
            <text:p>11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3" table:formula="oooc:=[.C130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4]*0.3" office:value-type="float" office:value="0.3">
            <text:p>0,3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1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3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6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27">
            <text:p>2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0]*0.3" office:value-type="float" office:value="8.1">
            <text:p>8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7">
            <text:p>18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9">
            <text:p>10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7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Registro NF Paulista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35">
            <text:p>35</text:p>
          </table:table-cell>
          <table:table-cell table:style-name="ce29" office:value-type="string">
            <text:p>Xerox emitidos no mês</text:p>
          </table:table-cell>
          <table:table-cell table:style-name="ce33" table:formula="oooc:=[.C162]*0.3" office:value-type="float" office:value="10.5">
            <text:p>10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6">
            <text:p>96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 table:number-rows-repeated="65367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8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2">02/07/2008</text:date>, <text:time>13:45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arlos Augusto Marcicano</meta:initial-creator>
    <meta:creation-date>2007-08-03T15:08:45</meta:creation-date>
    <dc:creator>Carlos Augusto Marcicano</dc:creator>
    <dc:date>2008-07-02T13:45:20</dc:date>
    <meta:printed-by>Carlos Augusto Marcicano</meta:printed-by>
    <meta:print-date>2007-09-27T11:53:34</meta:print-date>
    <dc:language>pt-BR</dc:language>
    <meta:editing-cycles>437</meta:editing-cycles>
    <meta:editing-duration>P1DT4H1M45S</meta:editing-duration>
    <meta:user-defined meta:name="Info 1"/>
    <meta:user-defined meta:name="Info 2"/>
    <meta:user-defined meta:name="Info 3"/>
    <meta:user-defined meta:name="Info 4"/>
    <meta:document-statistic meta:table-count="2" meta:cell-count="1859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